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13850" calcext:value-type="float">
            <text:p>13850</text:p>
          </table:table-cell>
          <table:table-cell office:value-type="float" office:value="1003" calcext:value-type="float">
            <text:p>1003</text:p>
          </table:table-cell>
          <table:table-cell office:value-type="float" office:value="12988818904" calcext:value-type="float">
            <text:p>12988818904</text:p>
          </table:table-cell>
          <table:table-cell office:value-type="float" office:value="9074905297" calcext:value-type="float">
            <text:p>9074905297</text:p>
          </table:table-cell>
          <table:table-cell office:value-type="float" office:value="91771" calcext:value-type="float">
            <text:p>91771</text:p>
          </table:table-cell>
          <table:table-cell office:value-type="float" office:value="1549653645" calcext:value-type="float">
            <text:p>1549653645</text:p>
          </table:table-cell>
          <table:table-cell office:value-type="float" office:value="5321250" calcext:value-type="float">
            <text:p>5321250</text:p>
          </table:table-cell>
          <table:table-cell office:value-type="float" office:value="3647603" calcext:value-type="float">
            <text:p>364760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3129" calcext:value-type="float">
            <text:p>1.43129</text:p>
          </table:table-cell>
          <table:table-cell office:value-type="float" office:value="91771" calcext:value-type="float">
            <text:p>91771</text:p>
          </table:table-cell>
          <table:table-cell office:value-type="float" office:value="98.881187" calcext:value-type="float">
            <text:p>98.881187</text:p>
          </table:table-cell>
          <table:table-cell office:value-type="float" office:value="0.339541" calcext:value-type="float">
            <text:p>0.339541</text:p>
          </table:table-cell>
          <table:table-cell office:value-type="float" office:value="0.232748" calcext:value-type="float">
            <text:p>0.232748</text:p>
          </table:table-cell>
          <table:table-cell office:value-type="float" office:value="291.22" calcext:value-type="float">
            <text:p>291.22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3850" calcext:value-type="float">
            <text:p>13850</text:p>
          </table:table-cell>
          <table:table-cell office:value-type="float" office:value="2006" calcext:value-type="float">
            <text:p>2006</text:p>
          </table:table-cell>
          <table:table-cell office:value-type="float" office:value="14004726804" calcext:value-type="float">
            <text:p>14004726804</text:p>
          </table:table-cell>
          <table:table-cell office:value-type="float" office:value="9626245597" calcext:value-type="float">
            <text:p>9626245597</text:p>
          </table:table-cell>
          <table:table-cell office:value-type="float" office:value="65208" calcext:value-type="float">
            <text:p>65208</text:p>
          </table:table-cell>
          <table:table-cell office:value-type="float" office:value="1681733796" calcext:value-type="float">
            <text:p>1681733796</text:p>
          </table:table-cell>
          <table:table-cell office:value-type="float" office:value="5340967" calcext:value-type="float">
            <text:p>5340967</text:p>
          </table:table-cell>
          <table:table-cell office:value-type="float" office:value="3707015" calcext:value-type="float">
            <text:p>370701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54848" calcext:value-type="float">
            <text:p>1.454848</text:p>
          </table:table-cell>
          <table:table-cell office:value-type="float" office:value="65208" calcext:value-type="float">
            <text:p>65208</text:p>
          </table:table-cell>
          <table:table-cell office:value-type="float" office:value="107.309036" calcext:value-type="float">
            <text:p>107.309036</text:p>
          </table:table-cell>
          <table:table-cell office:value-type="float" office:value="0.340799" calcext:value-type="float">
            <text:p>0.340799</text:p>
          </table:table-cell>
          <table:table-cell office:value-type="float" office:value="0.236539" calcext:value-type="float">
            <text:p>0.236539</text:p>
          </table:table-cell>
          <table:table-cell office:value-type="float" office:value="314.87" calcext:value-type="float">
            <text:p>314.87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3850" calcext:value-type="float">
            <text:p>13850</text:p>
          </table:table-cell>
          <table:table-cell office:value-type="float" office:value="3009" calcext:value-type="float">
            <text:p>3009</text:p>
          </table:table-cell>
          <table:table-cell office:value-type="float" office:value="12999390333" calcext:value-type="float">
            <text:p>12999390333</text:p>
          </table:table-cell>
          <table:table-cell office:value-type="float" office:value="9610919557" calcext:value-type="float">
            <text:p>9610919557</text:p>
          </table:table-cell>
          <table:table-cell office:value-type="float" office:value="56705" calcext:value-type="float">
            <text:p>56705</text:p>
          </table:table-cell>
          <table:table-cell office:value-type="float" office:value="1515451762" calcext:value-type="float">
            <text:p>1515451762</text:p>
          </table:table-cell>
          <table:table-cell office:value-type="float" office:value="4674044" calcext:value-type="float">
            <text:p>4674044</text:p>
          </table:table-cell>
          <table:table-cell office:value-type="float" office:value="3272104" calcext:value-type="float">
            <text:p>327210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52565" calcext:value-type="float">
            <text:p>1.352565</text:p>
          </table:table-cell>
          <table:table-cell office:value-type="float" office:value="56705" calcext:value-type="float">
            <text:p>56705</text:p>
          </table:table-cell>
          <table:table-cell office:value-type="float" office:value="96.698814" calcext:value-type="float">
            <text:p>96.698814</text:p>
          </table:table-cell>
          <table:table-cell office:value-type="float" office:value="0.298244" calcext:value-type="float">
            <text:p>0.298244</text:p>
          </table:table-cell>
          <table:table-cell office:value-type="float" office:value="0.208788" calcext:value-type="float">
            <text:p>0.208788</text:p>
          </table:table-cell>
          <table:table-cell office:value-type="float" office:value="324.23" calcext:value-type="float">
            <text:p>324.23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3850" calcext:value-type="float">
            <text:p>13850</text:p>
          </table:table-cell>
          <table:table-cell office:value-type="float" office:value="4011" calcext:value-type="float">
            <text:p>4011</text:p>
          </table:table-cell>
          <table:table-cell office:value-type="float" office:value="14086718789" calcext:value-type="float">
            <text:p>14086718789</text:p>
          </table:table-cell>
          <table:table-cell office:value-type="float" office:value="9802115341" calcext:value-type="float">
            <text:p>9802115341</text:p>
          </table:table-cell>
          <table:table-cell office:value-type="float" office:value="64180" calcext:value-type="float">
            <text:p>64180</text:p>
          </table:table-cell>
          <table:table-cell office:value-type="float" office:value="1683422368" calcext:value-type="float">
            <text:p>1683422368</text:p>
          </table:table-cell>
          <table:table-cell office:value-type="float" office:value="5343042" calcext:value-type="float">
            <text:p>5343042</text:p>
          </table:table-cell>
          <table:table-cell office:value-type="float" office:value="3769415" calcext:value-type="float">
            <text:p>376941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3711" calcext:value-type="float">
            <text:p>1.43711</text:p>
          </table:table-cell>
          <table:table-cell office:value-type="float" office:value="64180" calcext:value-type="float">
            <text:p>64180</text:p>
          </table:table-cell>
          <table:table-cell office:value-type="float" office:value="107.523979" calcext:value-type="float">
            <text:p>107.523979</text:p>
          </table:table-cell>
          <table:table-cell office:value-type="float" office:value="0.341272" calcext:value-type="float">
            <text:p>0.341272</text:p>
          </table:table-cell>
          <table:table-cell office:value-type="float" office:value="0.240761" calcext:value-type="float">
            <text:p>0.240761</text:p>
          </table:table-cell>
          <table:table-cell office:value-type="float" office:value="315.07" calcext:value-type="float">
            <text:p>315.07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3850" calcext:value-type="float">
            <text:p>13850</text:p>
          </table:table-cell>
          <table:table-cell office:value-type="float" office:value="5013" calcext:value-type="float">
            <text:p>5013</text:p>
          </table:table-cell>
          <table:table-cell office:value-type="float" office:value="13602332523" calcext:value-type="float">
            <text:p>13602332523</text:p>
          </table:table-cell>
          <table:table-cell office:value-type="float" office:value="9540811458" calcext:value-type="float">
            <text:p>9540811458</text:p>
          </table:table-cell>
          <table:table-cell office:value-type="float" office:value="62744" calcext:value-type="float">
            <text:p>62744</text:p>
          </table:table-cell>
          <table:table-cell office:value-type="float" office:value="1619281972" calcext:value-type="float">
            <text:p>1619281972</text:p>
          </table:table-cell>
          <table:table-cell office:value-type="float" office:value="5209435" calcext:value-type="float">
            <text:p>5209435</text:p>
          </table:table-cell>
          <table:table-cell office:value-type="float" office:value="3615703" calcext:value-type="float">
            <text:p>361570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257" calcext:value-type="float">
            <text:p>1.4257</text:p>
          </table:table-cell>
          <table:table-cell office:value-type="float" office:value="62744" calcext:value-type="float">
            <text:p>62744</text:p>
          </table:table-cell>
          <table:table-cell office:value-type="float" office:value="103.427185" calcext:value-type="float">
            <text:p>103.427185</text:p>
          </table:table-cell>
          <table:table-cell office:value-type="float" office:value="0.332738" calcext:value-type="float">
            <text:p>0.332738</text:p>
          </table:table-cell>
          <table:table-cell office:value-type="float" office:value="0.230943" calcext:value-type="float">
            <text:p>0.230943</text:p>
          </table:table-cell>
          <table:table-cell office:value-type="float" office:value="310.84" calcext:value-type="float">
            <text:p>310.8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3850" calcext:value-type="float">
            <text:p>13850</text:p>
          </table:table-cell>
          <table:table-cell office:value-type="float" office:value="6015" calcext:value-type="float">
            <text:p>6015</text:p>
          </table:table-cell>
          <table:table-cell office:value-type="float" office:value="12595082953" calcext:value-type="float">
            <text:p>12595082953</text:p>
          </table:table-cell>
          <table:table-cell office:value-type="float" office:value="9688133820" calcext:value-type="float">
            <text:p>9688133820</text:p>
          </table:table-cell>
          <table:table-cell office:value-type="float" office:value="53325" calcext:value-type="float">
            <text:p>53325</text:p>
          </table:table-cell>
          <table:table-cell office:value-type="float" office:value="1441596310" calcext:value-type="float">
            <text:p>1441596310</text:p>
          </table:table-cell>
          <table:table-cell office:value-type="float" office:value="4524997" calcext:value-type="float">
            <text:p>4524997</text:p>
          </table:table-cell>
          <table:table-cell office:value-type="float" office:value="3158200" calcext:value-type="float">
            <text:p>315820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00053" calcext:value-type="float">
            <text:p>1.300053</text:p>
          </table:table-cell>
          <table:table-cell office:value-type="float" office:value="53325" calcext:value-type="float">
            <text:p>53325</text:p>
          </table:table-cell>
          <table:table-cell office:value-type="float" office:value="92.078003" calcext:value-type="float">
            <text:p>92.078003</text:p>
          </table:table-cell>
          <table:table-cell office:value-type="float" office:value="0.289022" calcext:value-type="float">
            <text:p>0.289022</text:p>
          </table:table-cell>
          <table:table-cell office:value-type="float" office:value="0.201721" calcext:value-type="float">
            <text:p>0.201721</text:p>
          </table:table-cell>
          <table:table-cell office:value-type="float" office:value="318.59" calcext:value-type="float">
            <text:p>318.59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3850" calcext:value-type="float">
            <text:p>13850</text:p>
          </table:table-cell>
          <table:table-cell office:value-type="float" office:value="7018" calcext:value-type="float">
            <text:p>7018</text:p>
          </table:table-cell>
          <table:table-cell office:value-type="float" office:value="13365509667" calcext:value-type="float">
            <text:p>13365509667</text:p>
          </table:table-cell>
          <table:table-cell office:value-type="float" office:value="9538206956" calcext:value-type="float">
            <text:p>9538206956</text:p>
          </table:table-cell>
          <table:table-cell office:value-type="float" office:value="62791" calcext:value-type="float">
            <text:p>62791</text:p>
          </table:table-cell>
          <table:table-cell office:value-type="float" office:value="1579364710" calcext:value-type="float">
            <text:p>1579364710</text:p>
          </table:table-cell>
          <table:table-cell office:value-type="float" office:value="5133919" calcext:value-type="float">
            <text:p>5133919</text:p>
          </table:table-cell>
          <table:table-cell office:value-type="float" office:value="3485013" calcext:value-type="float">
            <text:p>348501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0126" calcext:value-type="float">
            <text:p>1.40126</text:p>
          </table:table-cell>
          <table:table-cell office:value-type="float" office:value="62791" calcext:value-type="float">
            <text:p>62791</text:p>
          </table:table-cell>
          <table:table-cell office:value-type="float" office:value="100.777016" calcext:value-type="float">
            <text:p>100.777016</text:p>
          </table:table-cell>
          <table:table-cell office:value-type="float" office:value="0.327588" calcext:value-type="float">
            <text:p>0.327588</text:p>
          </table:table-cell>
          <table:table-cell office:value-type="float" office:value="0.222374" calcext:value-type="float">
            <text:p>0.222374</text:p>
          </table:table-cell>
          <table:table-cell office:value-type="float" office:value="307.63" calcext:value-type="float">
            <text:p>307.63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3850" calcext:value-type="float">
            <text:p>13850</text:p>
          </table:table-cell>
          <table:table-cell office:value-type="float" office:value="8021" calcext:value-type="float">
            <text:p>8021</text:p>
          </table:table-cell>
          <table:table-cell office:value-type="float" office:value="13433507715" calcext:value-type="float">
            <text:p>13433507715</text:p>
          </table:table-cell>
          <table:table-cell office:value-type="float" office:value="9536767886" calcext:value-type="float">
            <text:p>9536767886</text:p>
          </table:table-cell>
          <table:table-cell office:value-type="float" office:value="62676" calcext:value-type="float">
            <text:p>62676</text:p>
          </table:table-cell>
          <table:table-cell office:value-type="float" office:value="1590987800" calcext:value-type="float">
            <text:p>1590987800</text:p>
          </table:table-cell>
          <table:table-cell office:value-type="float" office:value="5167974" calcext:value-type="float">
            <text:p>5167974</text:p>
          </table:table-cell>
          <table:table-cell office:value-type="float" office:value="3572499" calcext:value-type="float">
            <text:p>357249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08602" calcext:value-type="float">
            <text:p>1.408602</text:p>
          </table:table-cell>
          <table:table-cell office:value-type="float" office:value="62676" calcext:value-type="float">
            <text:p>62676</text:p>
          </table:table-cell>
          <table:table-cell office:value-type="float" office:value="101.518661" calcext:value-type="float">
            <text:p>101.518661</text:p>
          </table:table-cell>
          <table:table-cell office:value-type="float" office:value="0.329761" calcext:value-type="float">
            <text:p>0.329761</text:p>
          </table:table-cell>
          <table:table-cell office:value-type="float" office:value="0.227956" calcext:value-type="float">
            <text:p>0.227956</text:p>
          </table:table-cell>
          <table:table-cell office:value-type="float" office:value="307.86" calcext:value-type="float">
            <text:p>307.86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3850" calcext:value-type="float">
            <text:p>13850</text:p>
          </table:table-cell>
          <table:table-cell office:value-type="float" office:value="9023" calcext:value-type="float">
            <text:p>9023</text:p>
          </table:table-cell>
          <table:table-cell office:value-type="float" office:value="13395004190" calcext:value-type="float">
            <text:p>13395004190</text:p>
          </table:table-cell>
          <table:table-cell office:value-type="float" office:value="9503304916" calcext:value-type="float">
            <text:p>9503304916</text:p>
          </table:table-cell>
          <table:table-cell office:value-type="float" office:value="59049" calcext:value-type="float">
            <text:p>59049</text:p>
          </table:table-cell>
          <table:table-cell office:value-type="float" office:value="1590315508" calcext:value-type="float">
            <text:p>1590315508</text:p>
          </table:table-cell>
          <table:table-cell office:value-type="float" office:value="4831238" calcext:value-type="float">
            <text:p>4831238</text:p>
          </table:table-cell>
          <table:table-cell office:value-type="float" office:value="3343725" calcext:value-type="float">
            <text:p>334372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0951" calcext:value-type="float">
            <text:p>1.40951</text:p>
          </table:table-cell>
          <table:table-cell office:value-type="float" office:value="59049" calcext:value-type="float">
            <text:p>59049</text:p>
          </table:table-cell>
          <table:table-cell office:value-type="float" office:value="101.577042" calcext:value-type="float">
            <text:p>101.577042</text:p>
          </table:table-cell>
          <table:table-cell office:value-type="float" office:value="0.308582" calcext:value-type="float">
            <text:p>0.308582</text:p>
          </table:table-cell>
          <table:table-cell office:value-type="float" office:value="0.213571" calcext:value-type="float">
            <text:p>0.213571</text:p>
          </table:table-cell>
          <table:table-cell office:value-type="float" office:value="329.17" calcext:value-type="float">
            <text:p>329.17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3850" calcext:value-type="float">
            <text:p>13850</text:p>
          </table:table-cell>
          <table:table-cell office:value-type="float" office:value="10025" calcext:value-type="float">
            <text:p>10025</text:p>
          </table:table-cell>
          <table:table-cell office:value-type="float" office:value="14062367833" calcext:value-type="float">
            <text:p>14062367833</text:p>
          </table:table-cell>
          <table:table-cell office:value-type="float" office:value="9625633582" calcext:value-type="float">
            <text:p>9625633582</text:p>
          </table:table-cell>
          <table:table-cell office:value-type="float" office:value="67293" calcext:value-type="float">
            <text:p>67293</text:p>
          </table:table-cell>
          <table:table-cell office:value-type="float" office:value="1691540666" calcext:value-type="float">
            <text:p>1691540666</text:p>
          </table:table-cell>
          <table:table-cell office:value-type="float" office:value="5368021" calcext:value-type="float">
            <text:p>5368021</text:p>
          </table:table-cell>
          <table:table-cell office:value-type="float" office:value="3702125" calcext:value-type="float">
            <text:p>370212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60929" calcext:value-type="float">
            <text:p>1.460929</text:p>
          </table:table-cell>
          <table:table-cell office:value-type="float" office:value="67293" calcext:value-type="float">
            <text:p>67293</text:p>
          </table:table-cell>
          <table:table-cell office:value-type="float" office:value="108.042511" calcext:value-type="float">
            <text:p>108.042511</text:p>
          </table:table-cell>
          <table:table-cell office:value-type="float" office:value="0.342868" calcext:value-type="float">
            <text:p>0.342868</text:p>
          </table:table-cell>
          <table:table-cell office:value-type="float" office:value="0.236463" calcext:value-type="float">
            <text:p>0.236463</text:p>
          </table:table-cell>
          <table:table-cell office:value-type="float" office:value="315.11" calcext:value-type="float">
            <text:p>315.11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3850" calcext:value-type="float">
            <text:p>13850</text:p>
          </table:table-cell>
          <table:table-cell office:value-type="float" office:value="11027" calcext:value-type="float">
            <text:p>11027</text:p>
          </table:table-cell>
          <table:table-cell office:value-type="float" office:value="13612515948" calcext:value-type="float">
            <text:p>13612515948</text:p>
          </table:table-cell>
          <table:table-cell office:value-type="float" office:value="9493489963" calcext:value-type="float">
            <text:p>9493489963</text:p>
          </table:table-cell>
          <table:table-cell office:value-type="float" office:value="63344" calcext:value-type="float">
            <text:p>63344</text:p>
          </table:table-cell>
          <table:table-cell office:value-type="float" office:value="1624705372" calcext:value-type="float">
            <text:p>1624705372</text:p>
          </table:table-cell>
          <table:table-cell office:value-type="float" office:value="5223964" calcext:value-type="float">
            <text:p>5223964</text:p>
          </table:table-cell>
          <table:table-cell office:value-type="float" office:value="3630269" calcext:value-type="float">
            <text:p>363026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33879" calcext:value-type="float">
            <text:p>1.433879</text:p>
          </table:table-cell>
          <table:table-cell office:value-type="float" office:value="63344" calcext:value-type="float">
            <text:p>63344</text:p>
          </table:table-cell>
          <table:table-cell office:value-type="float" office:value="103.773598" calcext:value-type="float">
            <text:p>103.773598</text:p>
          </table:table-cell>
          <table:table-cell office:value-type="float" office:value="0.333666" calcext:value-type="float">
            <text:p>0.333666</text:p>
          </table:table-cell>
          <table:table-cell office:value-type="float" office:value="0.231873" calcext:value-type="float">
            <text:p>0.231873</text:p>
          </table:table-cell>
          <table:table-cell office:value-type="float" office:value="311.01" calcext:value-type="float">
            <text:p>311.01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3850" calcext:value-type="float">
            <text:p>13850</text:p>
          </table:table-cell>
          <table:table-cell office:value-type="float" office:value="12030" calcext:value-type="float">
            <text:p>12030</text:p>
          </table:table-cell>
          <table:table-cell office:value-type="float" office:value="13273350874" calcext:value-type="float">
            <text:p>13273350874</text:p>
          </table:table-cell>
          <table:table-cell office:value-type="float" office:value="9497062428" calcext:value-type="float">
            <text:p>9497062428</text:p>
          </table:table-cell>
          <table:table-cell office:value-type="float" office:value="59932" calcext:value-type="float">
            <text:p>59932</text:p>
          </table:table-cell>
          <table:table-cell office:value-type="float" office:value="1567001647" calcext:value-type="float">
            <text:p>1567001647</text:p>
          </table:table-cell>
          <table:table-cell office:value-type="float" office:value="5102834" calcext:value-type="float">
            <text:p>5102834</text:p>
          </table:table-cell>
          <table:table-cell office:value-type="float" office:value="3546013" calcext:value-type="float">
            <text:p>354601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97627" calcext:value-type="float">
            <text:p>1.397627</text:p>
          </table:table-cell>
          <table:table-cell office:value-type="float" office:value="59932" calcext:value-type="float">
            <text:p>59932</text:p>
          </table:table-cell>
          <table:table-cell office:value-type="float" office:value="99.988136" calcext:value-type="float">
            <text:p>99.988136</text:p>
          </table:table-cell>
          <table:table-cell office:value-type="float" office:value="0.325605" calcext:value-type="float">
            <text:p>0.325605</text:p>
          </table:table-cell>
          <table:table-cell office:value-type="float" office:value="0.226266" calcext:value-type="float">
            <text:p>0.226266</text:p>
          </table:table-cell>
          <table:table-cell office:value-type="float" office:value="307.08" calcext:value-type="float">
            <text:p>307.0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3850" calcext:value-type="float">
            <text:p>13850</text:p>
          </table:table-cell>
          <table:table-cell office:value-type="float" office:value="13032" calcext:value-type="float">
            <text:p>13032</text:p>
          </table:table-cell>
          <table:table-cell office:value-type="float" office:value="13539525233" calcext:value-type="float">
            <text:p>13539525233</text:p>
          </table:table-cell>
          <table:table-cell office:value-type="float" office:value="9539381369" calcext:value-type="float">
            <text:p>9539381369</text:p>
          </table:table-cell>
          <table:table-cell office:value-type="float" office:value="64952" calcext:value-type="float">
            <text:p>64952</text:p>
          </table:table-cell>
          <table:table-cell office:value-type="float" office:value="1608760566" calcext:value-type="float">
            <text:p>1608760566</text:p>
          </table:table-cell>
          <table:table-cell office:value-type="float" office:value="5197464" calcext:value-type="float">
            <text:p>5197464</text:p>
          </table:table-cell>
          <table:table-cell office:value-type="float" office:value="3591664" calcext:value-type="float">
            <text:p>359166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1933" calcext:value-type="float">
            <text:p>1.41933</text:p>
          </table:table-cell>
          <table:table-cell office:value-type="float" office:value="64952" calcext:value-type="float">
            <text:p>64952</text:p>
          </table:table-cell>
          <table:table-cell office:value-type="float" office:value="102.755165" calcext:value-type="float">
            <text:p>102.755165</text:p>
          </table:table-cell>
          <table:table-cell office:value-type="float" office:value="0.331974" calcext:value-type="float">
            <text:p>0.331974</text:p>
          </table:table-cell>
          <table:table-cell office:value-type="float" office:value="0.229408" calcext:value-type="float">
            <text:p>0.229408</text:p>
          </table:table-cell>
          <table:table-cell office:value-type="float" office:value="309.53" calcext:value-type="float">
            <text:p>309.53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3850" calcext:value-type="float">
            <text:p>13850</text:p>
          </table:table-cell>
          <table:table-cell office:value-type="float" office:value="14034" calcext:value-type="float">
            <text:p>14034</text:p>
          </table:table-cell>
          <table:table-cell office:value-type="float" office:value="13976677204" calcext:value-type="float">
            <text:p>13976677204</text:p>
          </table:table-cell>
          <table:table-cell office:value-type="float" office:value="9630830263" calcext:value-type="float">
            <text:p>9630830263</text:p>
          </table:table-cell>
          <table:table-cell office:value-type="float" office:value="64075" calcext:value-type="float">
            <text:p>64075</text:p>
          </table:table-cell>
          <table:table-cell office:value-type="float" office:value="1676798948" calcext:value-type="float">
            <text:p>1676798948</text:p>
          </table:table-cell>
          <table:table-cell office:value-type="float" office:value="5339286" calcext:value-type="float">
            <text:p>5339286</text:p>
          </table:table-cell>
          <table:table-cell office:value-type="float" office:value="3695146" calcext:value-type="float">
            <text:p>369514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51243" calcext:value-type="float">
            <text:p>1.451243</text:p>
          </table:table-cell>
          <table:table-cell office:value-type="float" office:value="64075" calcext:value-type="float">
            <text:p>64075</text:p>
          </table:table-cell>
          <table:table-cell office:value-type="float" office:value="107.100929" calcext:value-type="float">
            <text:p>107.100929</text:p>
          </table:table-cell>
          <table:table-cell office:value-type="float" office:value="0.341032" calcext:value-type="float">
            <text:p>0.341032</text:p>
          </table:table-cell>
          <table:table-cell office:value-type="float" office:value="0.236017" calcext:value-type="float">
            <text:p>0.236017</text:p>
          </table:table-cell>
          <table:table-cell office:value-type="float" office:value="314.05" calcext:value-type="float">
            <text:p>314.05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3850" calcext:value-type="float">
            <text:p>13850</text:p>
          </table:table-cell>
          <table:table-cell office:value-type="float" office:value="15036" calcext:value-type="float">
            <text:p>15036</text:p>
          </table:table-cell>
          <table:table-cell office:value-type="float" office:value="13623611233" calcext:value-type="float">
            <text:p>13623611233</text:p>
          </table:table-cell>
          <table:table-cell office:value-type="float" office:value="9499785353" calcext:value-type="float">
            <text:p>9499785353</text:p>
          </table:table-cell>
          <table:table-cell office:value-type="float" office:value="60787" calcext:value-type="float">
            <text:p>60787</text:p>
          </table:table-cell>
          <table:table-cell office:value-type="float" office:value="1629212699" calcext:value-type="float">
            <text:p>1629212699</text:p>
          </table:table-cell>
          <table:table-cell office:value-type="float" office:value="4914187" calcext:value-type="float">
            <text:p>4914187</text:p>
          </table:table-cell>
          <table:table-cell office:value-type="float" office:value="3439692" calcext:value-type="float">
            <text:p>343969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34097" calcext:value-type="float">
            <text:p>1.434097</text:p>
          </table:table-cell>
          <table:table-cell office:value-type="float" office:value="60787" calcext:value-type="float">
            <text:p>60787</text:p>
          </table:table-cell>
          <table:table-cell office:value-type="float" office:value="104.061485" calcext:value-type="float">
            <text:p>104.061485</text:p>
          </table:table-cell>
          <table:table-cell office:value-type="float" office:value="0.31388" calcext:value-type="float">
            <text:p>0.31388</text:p>
          </table:table-cell>
          <table:table-cell office:value-type="float" office:value="0.219701" calcext:value-type="float">
            <text:p>0.219701</text:p>
          </table:table-cell>
          <table:table-cell office:value-type="float" office:value="331.53" calcext:value-type="float">
            <text:p>331.53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3850" calcext:value-type="float">
            <text:p>13850</text:p>
          </table:table-cell>
          <table:table-cell office:value-type="float" office:value="16039" calcext:value-type="float">
            <text:p>16039</text:p>
          </table:table-cell>
          <table:table-cell office:value-type="float" office:value="13514772492" calcext:value-type="float">
            <text:p>13514772492</text:p>
          </table:table-cell>
          <table:table-cell office:value-type="float" office:value="9496334722" calcext:value-type="float">
            <text:p>9496334722</text:p>
          </table:table-cell>
          <table:table-cell office:value-type="float" office:value="63094" calcext:value-type="float">
            <text:p>63094</text:p>
          </table:table-cell>
          <table:table-cell office:value-type="float" office:value="1607943857" calcext:value-type="float">
            <text:p>1607943857</text:p>
          </table:table-cell>
          <table:table-cell office:value-type="float" office:value="5202892" calcext:value-type="float">
            <text:p>5202892</text:p>
          </table:table-cell>
          <table:table-cell office:value-type="float" office:value="3612306" calcext:value-type="float">
            <text:p>361230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23157" calcext:value-type="float">
            <text:p>1.423157</text:p>
          </table:table-cell>
          <table:table-cell office:value-type="float" office:value="63094" calcext:value-type="float">
            <text:p>63094</text:p>
          </table:table-cell>
          <table:table-cell office:value-type="float" office:value="102.600601" calcext:value-type="float">
            <text:p>102.600601</text:p>
          </table:table-cell>
          <table:table-cell office:value-type="float" office:value="0.331989" calcext:value-type="float">
            <text:p>0.331989</text:p>
          </table:table-cell>
          <table:table-cell office:value-type="float" office:value="0.230496" calcext:value-type="float">
            <text:p>0.230496</text:p>
          </table:table-cell>
          <table:table-cell office:value-type="float" office:value="309.05" calcext:value-type="float">
            <text:p>309.05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3850" calcext:value-type="float">
            <text:p>13850</text:p>
          </table:table-cell>
          <table:table-cell office:value-type="float" office:value="17042" calcext:value-type="float">
            <text:p>17042</text:p>
          </table:table-cell>
          <table:table-cell office:value-type="float" office:value="13469933955" calcext:value-type="float">
            <text:p>13469933955</text:p>
          </table:table-cell>
          <table:table-cell office:value-type="float" office:value="9494846283" calcext:value-type="float">
            <text:p>9494846283</text:p>
          </table:table-cell>
          <table:table-cell office:value-type="float" office:value="63884" calcext:value-type="float">
            <text:p>63884</text:p>
          </table:table-cell>
          <table:table-cell office:value-type="float" office:value="1600371515" calcext:value-type="float">
            <text:p>1600371515</text:p>
          </table:table-cell>
          <table:table-cell office:value-type="float" office:value="5177735" calcext:value-type="float">
            <text:p>5177735</text:p>
          </table:table-cell>
          <table:table-cell office:value-type="float" office:value="3596047" calcext:value-type="float">
            <text:p>359604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18657" calcext:value-type="float">
            <text:p>1.418657</text:p>
          </table:table-cell>
          <table:table-cell office:value-type="float" office:value="63884" calcext:value-type="float">
            <text:p>63884</text:p>
          </table:table-cell>
          <table:table-cell office:value-type="float" office:value="102.117424" calcext:value-type="float">
            <text:p>102.117424</text:p>
          </table:table-cell>
          <table:table-cell office:value-type="float" office:value="0.330384" calcext:value-type="float">
            <text:p>0.330384</text:p>
          </table:table-cell>
          <table:table-cell office:value-type="float" office:value="0.229459" calcext:value-type="float">
            <text:p>0.229459</text:p>
          </table:table-cell>
          <table:table-cell office:value-type="float" office:value="309.09" calcext:value-type="float">
            <text:p>309.09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3850" calcext:value-type="float">
            <text:p>13850</text:p>
          </table:table-cell>
          <table:table-cell office:value-type="float" office:value="17594" calcext:value-type="float">
            <text:p>17594</text:p>
          </table:table-cell>
          <table:table-cell office:value-type="float" office:value="5854876529" calcext:value-type="float">
            <text:p>5854876529</text:p>
          </table:table-cell>
          <table:table-cell office:value-type="float" office:value="3905294319" calcext:value-type="float">
            <text:p>3905294319</text:p>
          </table:table-cell>
          <table:table-cell office:value-type="float" office:value="59606" calcext:value-type="float">
            <text:p>59606</text:p>
          </table:table-cell>
          <table:table-cell office:value-type="float" office:value="713023807" calcext:value-type="float">
            <text:p>713023807</text:p>
          </table:table-cell>
          <table:table-cell office:value-type="float" office:value="2090117" calcext:value-type="float">
            <text:p>2090117</text:p>
          </table:table-cell>
          <table:table-cell office:value-type="float" office:value="1520526" calcext:value-type="float">
            <text:p>152052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99215" calcext:value-type="float">
            <text:p>1.499215</text:p>
          </table:table-cell>
          <table:table-cell office:value-type="float" office:value="59606" calcext:value-type="float">
            <text:p>59606</text:p>
          </table:table-cell>
          <table:table-cell office:value-type="float" office:value="82.669426" calcext:value-type="float">
            <text:p>82.669426</text:p>
          </table:table-cell>
          <table:table-cell office:value-type="float" office:value="0.242332" calcext:value-type="float">
            <text:p>0.242332</text:p>
          </table:table-cell>
          <table:table-cell office:value-type="float" office:value="0.176293" calcext:value-type="float">
            <text:p>0.176293</text:p>
          </table:table-cell>
          <table:table-cell office:value-type="float" office:value="341.14" calcext:value-type="float">
            <text:p>341.14</text:p>
          </table:table-cell>
          <table:table-cell office:value-type="float" office:value="1.37" calcext:value-type="float">
            <text:p>1.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19:15:20.265304444</meta:creation-date>
    <dc:date>2015-10-28T19:16:20.834330277</dc:date>
    <meta:editing-duration>P0D</meta:editing-duration>
    <meta:editing-cycles>1</meta:editing-cycles>
    <meta:document-statistic meta:table-count="1" meta:cell-count="380" meta:object-count="0"/>
    <meta:generator>LibreOffice/4.2.8.2$Linux_X86_64 LibreOffice_project/420m0$Build-2</meta:generator>
  </office:meta>
</office:document-meta>
</file>